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122"/>
        <table:table-column table:style-name="co12" table:default-cell-style-name="ce123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US Tax Report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This report contains crypto gain/losses, collected in different sheets, one per transaction category (capital gains, interest, wages, etc.). It uses the format of form 8949.</text:p>
          </table:table-cell>
          <table:table-cell table:style-name="Default"/>
          <table:table-cell/>
        </table:table-row>
        <table:table-row table:style-name="ro2">
          <table:table-cell table:style-name="ce120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124"/>
          <table:table-cell/>
        </table:table-row>
        <table:table-row table:style-name="ro2">
          <table:table-cell table:style-name="ce120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>
            <text:p>LIFO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>
            <text:p>2019-12-01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>
            <text:p>2020-04-01</text:p>
          </table:table-cell>
          <table:table-cell/>
        </table:table-row>
        <table:table-row table:style-name="ro2">
          <table:table-cell table:style-name="ce121"/>
          <table:table-cell table:style-name="Default"/>
          <table:table-cell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120" office:value-type="string" calcext:value-type="string">
            <text:p>Airdrop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Capital Gai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Donation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Gifts</text:p>
          </table:table-cell>
          <table:table-cell/>
        </table:table-row>
        <table:table-row table:style-name="ro3">
          <table:table-cell table:style-name="header_5f_default"/>
          <table:table-cell table:style-name="ce120" office:value-type="string" calcext:value-type="string">
            <text:p>Hard Fork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terest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Investment Expenses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Min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Staking</text:p>
          </table:table-cell>
          <table:table-cell/>
        </table:table-row>
        <table:table-row table:style-name="ro2">
          <table:table-cell table:style-name="header_5f_default"/>
          <table:table-cell table:style-name="ce120" office:value-type="string" calcext:value-type="string">
            <text:p>Wages</text:p>
          </table:table-cell>
          <table:table-cell/>
        </table:table-row>
        <table:table-row table:style-name="ro2">
          <table:table-cell table:style-name="Default"/>
          <table:table-cell table:style-name="ce124"/>
          <table:table-cell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3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 table:style-name="ce124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  <table:table-row table:style-name="ro2">
          <table:table-cell table:style-name="ce123"/>
          <table:table-cell/>
          <table:table-cell/>
        </table:table-row>
      </table:table>
      <table:table table:name="Capital Gain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16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126" office:value-type="string" calcext:value-type="string" table:number-columns-spanned="9" table:number-rows-spanned="1">
            <text:p>Crypto Capital Gains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7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306"/>
          <table:covered-table-cell table:style-name="ce306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298"/>
          <table:covered-table-cell table:style-name="ce307"/>
          <table:covered-table-cell table:style-name="ce307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sold or disposed of</text:p>
          </table:table-cell>
          <table:table-cell table:style-name="ce339" office:value-type="string" calcext:value-type="string">
            <text:p>Proceeds (sales price)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19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321" office:value-type="string" calcext:value-type="string" table:number-columns-spanned="2" table:number-rows-spanned="1">
            <text:p>Sold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sold or disposed of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/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border_crypto" office:value="10.0" office:value-type="float"/>
          <table:table-cell table:style-name="transparent_border_default" office:value-type="string">
            <text:p>B1</text:p>
          </table:table-cell>
          <table:table-cell table:style-name="acquired_lot_note_border_default" office:value-type="string">
            <text:p>01/01/2020</text:p>
          </table:table-cell>
          <table:table-cell table:style-name="taxable_event_note_border_default" office:value-type="string">
            <text:p>02/12/2020</text:p>
          </table:table-cell>
          <table:table-cell table:style-name="taxable_event_note_border_fiat" office:value="198.0" office:value-type="float"/>
          <table:table-cell table:style-name="acquired_lot_note_border_fiat" office:value="101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97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1: 10.00000000 of 10.00000000 B1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0.00000000 of 10.00000000 B1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2.5" office:value-type="float"/>
          <table:table-cell table:style-name="transparent_border_default" office:value-type="string">
            <text:p>B2</text:p>
          </table:table-cell>
          <table:table-cell table:style-name="acquired_lot_note_border_default" office:value-type="string">
            <text:p>02/01/2020</text:p>
          </table:table-cell>
          <table:table-cell table:style-name="taxable_event_note_border_default" office:value-type="string">
            <text:p>02/11/2020</text:p>
          </table:table-cell>
          <table:table-cell table:style-name="taxable_event_note_border_fiat" office:value="49.5" office:value-type="float"/>
          <table:table-cell table:style-name="acquired_lot_note_border_fiat" office:value="25.25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4.25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1/2: 2.50000000 of 10.00000000 B2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2.50000000 of 2.50000000 B2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2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7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148.5" office:value-type="float"/>
          <table:table-cell table:style-name="acquired_lot_note_fiat" office:value="75.7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72.7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2/2: 7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2: 7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2.5" office:value-type="float"/>
          <table:table-cell table:style-name="transparent_default" office:value-type="string">
            <text:p>B2</text:p>
          </table:table-cell>
          <table:table-cell table:style-name="acquired_lot_note_default" office:value-type="string">
            <text:p>01/01/2020</text:p>
          </table:table-cell>
          <table:table-cell table:style-name="taxable_event_note_default" office:value-type="string">
            <text:p>03/11/2020</text:p>
          </table:table-cell>
          <table:table-cell table:style-name="taxable_event_note_fiat" office:value="49.5" office:value-type="float"/>
          <table:table-cell table:style-name="acquired_lot_note_fiat" office:value="25.25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24.25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2.50000000 of 10.00000000 B2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2/2: 2.50000000 of 10.00000000 B2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1.0" office:value-type="float"/>
          <table:table-cell table:style-name="transparent_border_default" office:value-type="string">
            <text:p>B3</text:p>
          </table:table-cell>
          <table:table-cell table:style-name="acquired_lot_note_border_default" office:value-type="string">
            <text:p>01/01/2019</text:p>
          </table:table-cell>
          <table:table-cell table:style-name="taxable_event_note_border_default" office:value-type="string">
            <text:p>12/11/2019</text:p>
          </table:table-cell>
          <table:table-cell table:style-name="taxable_event_note_border_fiat" office:value="11000.0" office:value-type="float"/>
          <table:table-cell table:style-name="acquired_lot_note_border_fiat" office:value="3700.0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7300.0" office:value-type="float"/>
          <table:table-cell table:style-name="taxable_event_note_border_default" office:value-type="string">
            <text:p>OUT / SELL</text:p>
          </table:table-cell>
          <table:table-cell table:style-name="acquired_lot_note_border_default" office:value-type="string">
            <text:p>2/3: 1.00000000 of 3.00000000 B3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1.00000000 of 1.00000000 B3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19-12-11 19:5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12/31/2019</text:p>
          </table:table-cell>
          <table:table-cell table:style-name="taxable_event_note_default" office:value-type="string">
            <text:p>01/11/2020</text:p>
          </table:table-cell>
          <table:table-cell table:style-name="taxable_event_note_fiat" office:value="12000.0" office:value-type="float"/>
          <table:table-cell table:style-name="acquired_lot_note_fiat" office:value="12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1-11 07:1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2/01/2020</text:p>
          </table:table-cell>
          <table:table-cell table:style-name="taxable_event_note_default" office:value-type="string">
            <text:p>02/12/2020</text:p>
          </table:table-cell>
          <table:table-cell table:style-name="taxable_event_note_fiat" office:value="13000.0" office:value-type="float"/>
          <table:table-cell table:style-name="acquired_lot_note_fiat" office:value="13000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0.0" office:value-type="float"/>
          <table:table-cell table:style-name="taxable_event_note_default" office:value-type="string">
            <text:p>OUT / SELL</text:p>
          </table:table-cell>
          <table:table-cell table:style-name="acquired_lot_note_default" office:value-type="string">
            <text:p>1/1: 1.00000000 of 1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12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terest" table:style-name="ta1">
        <table:table-column table:style-name="co20" table:default-cell-style-name="ce233"/>
        <table:table-column table:style-name="co21" table:default-cell-style-name="ce233"/>
        <table:table-column table:style-name="co22" table:visibility="collapse" table:default-cell-style-name="ce233"/>
        <table:table-column table:style-name="co23" table:default-cell-style-name="ce233"/>
        <table:table-column table:style-name="co13" table:visibility="collapse" table:default-cell-style-name="ce233"/>
        <table:table-column table:style-name="co24" table:visibility="collapse" table:default-cell-style-name="ce233"/>
        <table:table-column table:style-name="co25" table:visibility="collapse" table:default-cell-style-name="ce139"/>
        <table:table-column table:style-name="co26" table:visibility="collapse" table:default-cell-style-name="ce139"/>
        <table:table-column table:style-name="co27" table:default-cell-style-name="ce233"/>
        <table:table-column table:style-name="co28" table:default-cell-style-name="ce233"/>
        <table:table-column table:style-name="co10" table:visibility="collapse" table:default-cell-style-name="ce233"/>
        <table:table-column table:style-name="co10" table:visibility="collapse" table:default-cell-style-name="ce233"/>
        <table:table-column table:style-name="co29" table:default-cell-style-name="ce233"/>
        <table:table-column table:style-name="co30" table:default-cell-style-name="ce233"/>
        <table:table-column table:style-name="co30" table:visibility="collapse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5">
          <table:table-cell table:style-name="ce9" office:value-type="string" calcext:value-type="string" table:number-columns-spanned="14" table:number-rows-spanned="1">
            <text:p>Crypto Interest</text:p>
          </table:table-cell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16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covered-table-cell table:style-name="ce70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covered-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47"/>
          <table:table-cell table:style-name="ce260"/>
          <table:table-cell table:style-name="ce270"/>
          <table:table-cell table:style-name="ce46"/>
          <table:table-cell table:style-name="ce46"/>
          <table:table-cell table:style-name="ce285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247"/>
          <table:table-cell table:style-name="ce260" office:value-type="string" calcext:value-type="string">
            <text:p>(b) </text:p>
          </table:table-cell>
          <table:table-cell table:style-name="ce260"/>
          <table:table-cell table:style-name="ce26"/>
          <table:table-cell table:style-name="ce46"/>
          <table:table-cell table:style-name="ce287"/>
          <table:table-cell table:style-name="ce260" office:value-type="string" calcext:value-type="string">
            <text:p>(c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249"/>
          <table:table-cell table:style-name="ce261" office:value-type="string" calcext:value-type="string">
            <text:p>Date earned</text:p>
          </table:table-cell>
          <table:table-cell table:style-name="ce271"/>
          <table:table-cell table:style-name="ce279"/>
          <table:table-cell table:style-name="ce46"/>
          <table:table-cell table:style-name="ce287"/>
          <table:table-cell table:style-name="ce261" office:value-type="string" calcext:value-type="string">
            <text:p>Gain</text:p>
          </table:table-cell>
          <table:table-cell table:style-name="ce299" office:value-type="string" calcext:value-type="string">
            <text:p>Transaction</text:p>
          </table:table-cell>
          <table:table-cell table:style-name="ce308"/>
          <table:table-cell table:style-name="ce308"/>
          <table:table-cell table:style-name="ce299"/>
          <table:table-cell table:style-name="ce318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earn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250"/>
          <table:table-cell table:style-name="ce262" office:value-type="string" calcext:value-type="string">
            <text:p>(Mo., day, yr.)</text:p>
          </table:table-cell>
          <table:table-cell table:style-name="ce272"/>
          <table:table-cell table:style-name="ce280"/>
          <table:table-cell table:style-name="ce280"/>
          <table:table-cell table:style-name="ce288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309"/>
          <table:table-cell table:style-name="ce309"/>
          <table:table-cell table:style-name="ce300" office:value-type="string" calcext:value-type="string">
            <text:p>Description</text:p>
          </table:table-cell>
          <table:table-cell table:style-name="ce349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2/31/2019</text:p>
          </table:table-cell>
          <table:table-cell table:style-name="taxable_event_note_fiat" office:value="12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2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31 11:18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crypto" office:value="1.0" office:value-type="float"/>
          <table:table-cell table:style-name="transparent_default" office:value-type="string">
            <text:p>B3</text:p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02/01/2020</text:p>
          </table:table-cell>
          <table:table-cell table:style-name="taxable_event_note_fiat" office:value="13000.0" office:value-type="float"/>
          <table:table-cell table:style-name="transparent_default" office:value-type="string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13000.0" office:value-type="float"/>
          <table:table-cell table:style-name="taxable_event_note_default" office:value-type="string">
            <text:p>IN / INTEREST</text:p>
          </table:table-cell>
          <table:table-cell table:style-name="transparent_default" office:value-type="string">
            <text:p/>
          </table:table-cell>
          <table:table-cell table:style-name="transparent_default" office:value-type="string">
            <text:p/>
          </table:table-cell>
          <table:table-cell table:style-name="taxable_event_note_default" office:value-type="string">
            <text:p>1/1: 1.00000000 of 1.00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20-02-01 09:45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Investment Expenses" table:style-name="ta1">
        <table:table-column table:style-name="co20" table:default-cell-style-name="ce233"/>
        <table:table-column table:style-name="co21" table:default-cell-style-name="ce233"/>
        <table:table-column table:style-name="co22" table:default-cell-style-name="ce233"/>
        <table:table-column table:style-name="co23" table:default-cell-style-name="ce233"/>
        <table:table-column table:style-name="co13" table:default-cell-style-name="ce233"/>
        <table:table-column table:style-name="co24" table:default-cell-style-name="ce233"/>
        <table:table-column table:style-name="co25" table:default-cell-style-name="ce139"/>
        <table:table-column table:style-name="co26" table:default-cell-style-name="ce139"/>
        <table:table-column table:style-name="co27" table:default-cell-style-name="ce233"/>
        <table:table-column table:style-name="co28" table:default-cell-style-name="ce233"/>
        <table:table-column table:style-name="co29" table:default-cell-style-name="ce233"/>
        <table:table-column table:style-name="co16" table:default-cell-style-name="ce233"/>
        <table:table-column table:style-name="co29" table:default-cell-style-name="ce233"/>
        <table:table-column table:style-name="co37" table:default-cell-style-name="ce233"/>
        <table:table-column table:style-name="co37" table:default-cell-style-name="ce233"/>
        <table:table-column table:style-name="co31" table:default-cell-style-name="ce233"/>
        <table:table-column table:style-name="co32" table:default-cell-style-name="ce233"/>
        <table:table-column table:style-name="co9" table:default-cell-style-name="ce233"/>
        <table:table-column table:style-name="co33" table:default-cell-style-name="ce233"/>
        <table:table-column table:style-name="co34" table:default-cell-style-name="ce233"/>
        <table:table-column table:style-name="co35" table:default-cell-style-name="ce233"/>
        <table:table-column table:style-name="co9" table:default-cell-style-name="ce233"/>
        <table:table-column table:style-name="co36" table:default-cell-style-name="ce233"/>
        <table:table-column table:style-name="co9" table:default-cell-style-name="ce233"/>
        <table:table-row table:style-name="ro4">
          <table:table-cell table:style-name="ce9" office:value-type="string" calcext:value-type="string" table:number-columns-spanned="9" table:number-rows-spanned="1">
            <text:p>Crypto Investment Expenses</text:p>
          </table:table-cell>
          <table:covered-table-cell table:style-name="ce11"/>
          <table:covered-table-cell table:style-name="ce26"/>
          <table:covered-table-cell table:style-name="Default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0" table:number-columns-spanned="9" table:number-rows-spanned="1"/>
          <table:covered-table-cell table:style-name="ce11"/>
          <table:covered-table-cell table:style-name="ce26"/>
          <table:covered-table-cell table:style-name="ce12"/>
          <table:covered-table-cell table:style-name="ce46"/>
          <table:covered-table-cell table:style-name="ce46"/>
          <table:covered-table-cell table:style-name="ce46"/>
          <table:covered-table-cell table:style-name="ce59"/>
          <table:covered-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26"/>
          <table:table-cell table:style-name="ce12"/>
          <table:table-cell table:style-name="ce46"/>
          <table:table-cell table:style-name="ce46"/>
          <table:table-cell table:style-name="ce46"/>
          <table:table-cell table:style-name="ce59"/>
          <table:table-cell table:style-name="ce59"/>
          <table:table-cell table:style-name="ce70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1"/>
          <table:table-cell table:style-name="ce11"/>
          <table:table-cell table:style-name="ce335"/>
          <table:table-cell table:style-name="ce12"/>
          <table:table-cell table:style-name="ce338"/>
          <table:table-cell table:style-name="ce287"/>
          <table:table-cell table:style-name="ce46"/>
          <table:table-cell table:style-name="ce59"/>
          <table:table-cell table:style-name="ce292"/>
          <table:table-cell table:style-name="ce297" office:value-type="string" calcext:value-type="string" table:number-columns-spanned="7" table:number-rows-spanned="2">
            <text:p>Additional Transaction Information</text:p>
          </table:table-cell>
          <table:covered-table-cell table:style-name="ce83"/>
          <table:covered-table-cell table:style-name="ce83"/>
          <table:covered-table-cell table:style-name="ce90"/>
          <table:covered-table-cell table:style-name="ce90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2" office:value-type="string" calcext:value-type="string" table:number-columns-spanned="2" table:number-rows-spanned="1">
            <text:p>(a)</text:p>
          </table:table-cell>
          <table:covered-table-cell table:style-name="ce12"/>
          <table:table-cell table:style-name="ce335" office:value-type="string" calcext:value-type="string">
            <text:p>(b)</text:p>
          </table:table-cell>
          <table:table-cell table:style-name="ce12" office:value-type="string" calcext:value-type="string">
            <text:p>(c) </text:p>
          </table:table-cell>
          <table:table-cell table:style-name="ce335" office:value-type="string" calcext:value-type="string">
            <text:p>(d)</text:p>
          </table:table-cell>
          <table:table-cell table:style-name="ce247" office:value-type="string" calcext:value-type="string">
            <text:p>(e)</text:p>
          </table:table-cell>
          <table:table-cell table:style-name="ce341"/>
          <table:table-cell table:style-name="ce341"/>
          <table:table-cell table:style-name="ce260" office:value-type="string" calcext:value-type="string">
            <text:p>(h) </text:p>
          </table:table-cell>
          <table:covered-table-cell table:style-name="ce73"/>
          <table:covered-table-cell table:style-name="ce84"/>
          <table:covered-table-cell table:style-name="ce84"/>
          <table:covered-table-cell table:style-name="ce91"/>
          <table:covered-table-cell table:style-name="ce91"/>
          <table:covered-table-cell table:style-name="ce90"/>
          <table:covered-table-cell table:style-name="ce9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" office:value-type="string" calcext:value-type="string" table:number-columns-spanned="2" table:number-rows-spanned="1">
            <text:p>Description of property</text:p>
          </table:table-cell>
          <table:covered-table-cell table:style-name="ce13"/>
          <table:table-cell table:style-name="ce336" office:value-type="string" calcext:value-type="string">
            <text:p>Date acquired</text:p>
          </table:table-cell>
          <table:table-cell table:style-name="ce13" office:value-type="string" calcext:value-type="string">
            <text:p>Date transacted</text:p>
          </table:table-cell>
          <table:table-cell table:style-name="ce339" office:value-type="string" calcext:value-type="string">
            <text:p>Proceeds (price at</text:p>
          </table:table-cell>
          <table:table-cell table:style-name="ce279" office:value-type="string" calcext:value-type="string">
            <text:p>Cost or other basis.</text:p>
          </table:table-cell>
          <table:table-cell table:style-name="ce338" office:value-type="string" calcext:value-type="string">
            <text:p>(f)</text:p>
          </table:table-cell>
          <table:table-cell table:style-name="ce342" office:value-type="string" calcext:value-type="string">
            <text:p>(g)</text:p>
          </table:table-cell>
          <table:table-cell table:style-name="ce261" office:value-type="string" calcext:value-type="string">
            <text:p>Gain or (loss) </text:p>
          </table:table-cell>
          <table:table-cell table:style-name="ce299" office:value-type="string" calcext:value-type="string">
            <text:p>Transaction</text:p>
          </table:table-cell>
          <table:table-cell table:style-name="ce151" office:value-type="string" calcext:value-type="string" table:number-columns-spanned="2" table:number-rows-spanned="1">
            <text:p>Acquired lot fraction</text:p>
          </table:table-cell>
          <table:covered-table-cell table:style-name="ce129"/>
          <table:table-cell table:style-name="ce152" office:value-type="string" calcext:value-type="string" table:number-columns-spanned="2" table:number-rows-spanned="1">
            <text:p>Transaction fee lot fraction</text:p>
          </table:table-cell>
          <table:covered-table-cell table:style-name="ce321"/>
          <table:table-cell table:style-name="ce318" office:value-type="string" calcext:value-type="string">
            <text:p>Capital </text:p>
          </table:table-cell>
          <table:table-cell table:style-name="ce321" office:value-type="string" calcext:value-type="string">
            <text:p>Date transacted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4" office:value-type="string" calcext:value-type="string" table:number-columns-spanned="2" table:number-rows-spanned="1">
            <text:p>(Example: 100 sh. XYZ Co.) </text:p>
          </table:table-cell>
          <table:covered-table-cell table:style-name="ce14"/>
          <table:table-cell table:style-name="ce337" office:value-type="string" calcext:value-type="string">
            <text:p>(Mo., day, yr.)</text:p>
          </table:table-cell>
          <table:table-cell table:style-name="ce14" office:value-type="string" calcext:value-type="string">
            <text:p>(Mo., day, yr.)</text:p>
          </table:table-cell>
          <table:table-cell table:style-name="ce340" office:value-type="string" calcext:value-type="string">
            <text:p>time of transacton)</text:p>
          </table:table-cell>
          <table:table-cell table:style-name="ce280"/>
          <table:table-cell table:style-name="ce340"/>
          <table:table-cell table:style-name="ce280"/>
          <table:table-cell table:style-name="ce272"/>
          <table:table-cell table:style-name="ce300" office:value-type="string" calcext:value-type="string">
            <text:p>Type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128" office:value-type="string" calcext:value-type="string">
            <text:p>Description</text:p>
          </table:table-cell>
          <table:table-cell table:style-name="ce128" office:value-type="string" calcext:value-type="string">
            <text:p>Unique Id</text:p>
          </table:table-cell>
          <table:table-cell table:style-name="ce319" office:value-type="string" calcext:value-type="string">
            <text:p>Gains Type</text:p>
          </table:table-cell>
          <table:table-cell table:style-name="ce322" office:value-type="string" calcext:value-type="string">
            <text:p>(full timestamp including time)</text:p>
          </table:table-cell>
          <table:table-cell table:style-name="ce326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transparent_crypto" office:value="0.82" office:value-type="float"/>
          <table:table-cell table:style-name="transparent_default" office:value-type="string">
            <text:p>B3</text:p>
          </table:table-cell>
          <table:table-cell table:style-name="acquired_lot_note_default" office:value-type="string">
            <text:p>01/01/2019</text:p>
          </table:table-cell>
          <table:table-cell table:style-name="taxable_event_note_default" office:value-type="string">
            <text:p>12/21/2019</text:p>
          </table:table-cell>
          <table:table-cell table:style-name="taxable_event_note_fiat" office:value="11808.0" office:value-type="float"/>
          <table:table-cell table:style-name="acquired_lot_note_fiat" office:value="3034.0" office:value-type="float"/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table:style-name="transparent_fiat" office:value="8774.0" office:value-type="float"/>
          <table:table-cell table:style-name="taxable_event_note_default" office:value-type="string">
            <text:p>INTRA / MOVE</text:p>
          </table:table-cell>
          <table:table-cell table:style-name="acquired_lot_note_default" office:value-type="string">
            <text:p>3/3: 0.82000000 of 3.00000000 B3</text:p>
          </table:table-cell>
          <table:table-cell table:style-name="acquired_lot_note_default" office:value-type="string">
            <text:p/>
          </table:table-cell>
          <table:table-cell table:style-name="taxable_event_note_default" office:value-type="string">
            <text:p>1/1: 0.82000000 of 0.82000000 B3</text:p>
          </table:table-cell>
          <table:table-cell table:style-name="taxable_event_note_default" office:value-type="string">
            <text:p/>
          </table:table-cell>
          <table:table-cell table:style-name="taxable_event_note_default" office:value-type="string">
            <text:p>SHORT</text:p>
          </table:table-cell>
          <table:table-cell table:style-name="taxable_event_note_default" office:value-type="string">
            <text:p>2019-12-21 12:58:1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transparent_border_crypto" office:value="3.0" office:value-type="float"/>
          <table:table-cell table:style-name="transparent_border_default" office:value-type="string">
            <text:p>B4</text:p>
          </table:table-cell>
          <table:table-cell table:style-name="acquired_lot_note_border_default" office:value-type="string">
            <text:p>02/01/2020</text:p>
          </table:table-cell>
          <table:table-cell table:style-name="taxable_event_note_border_default" office:value-type="string">
            <text:p>03/11/2020</text:p>
          </table:table-cell>
          <table:table-cell table:style-name="taxable_event_note_border_fiat" office:value="60.0" office:value-type="float"/>
          <table:table-cell table:style-name="acquired_lot_note_border_fiat" office:value="30.3" office:value-type="float"/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table:style-name="transparent_border_fiat" office:value="29.7" office:value-type="float"/>
          <table:table-cell table:style-name="taxable_event_note_border_default" office:value-type="string">
            <text:p>OUT / FEE</text:p>
          </table:table-cell>
          <table:table-cell table:style-name="acquired_lot_note_border_default" office:value-type="string">
            <text:p>1/1: 3.00000000 of 10.00000000 B4</text:p>
          </table:table-cell>
          <table:table-cell table:style-name="acquired_lot_note_border_default" office:value-type="string">
            <text:p/>
          </table:table-cell>
          <table:table-cell table:style-name="taxable_event_note_border_default" office:value-type="string">
            <text:p>1/1: 3.00000000 of 3.00000000 B4</text:p>
          </table:table-cell>
          <table:table-cell table:style-name="taxable_event_note_border_default" office:value-type="string">
            <text:p/>
          </table:table-cell>
          <table:table-cell table:style-name="taxable_event_note_border_default" office:value-type="string">
            <text:p>SHORT</text:p>
          </table:table-cell>
          <table:table-cell table:style-name="taxable_event_note_border_default" office:value-type="string">
            <text:p>2020-03-11 17:50:00+00:00</text:p>
          </table:table-cell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3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6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3"/>
          <table:table-cell table:style-name="ce255"/>
          <table:table-cell/>
          <table:table-cell/>
          <table:table-cell table:style-name="ce293"/>
          <table:table-cell table:style-name="ce267"/>
          <table:table-cell table:style-name="ce139"/>
          <table:table-cell table:style-name="ce139"/>
          <table:table-cell table:style-name="ce139"/>
          <table:table-cell table:style-name="ce139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3"/>
          <table:table-cell table:style-name="ce133"/>
          <table:table-cell table:style-name="ce251"/>
          <table:table-cell table:style-name="ce134"/>
          <table:table-cell table:style-name="ce274"/>
          <table:table-cell table:style-name="ce274"/>
          <table:table-cell table:style-name="ce274"/>
          <table:table-cell table:style-name="ce290"/>
          <table:table-cell table:style-name="ce290"/>
          <table:table-cell table:style-name="ce139"/>
          <table:table-cell table:style-name="ce282"/>
          <table:table-cell table:style-name="ce28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4"/>
          <table:table-cell table:style-name="ce134"/>
          <table:table-cell table:style-name="ce251"/>
          <table:table-cell table:style-name="ce134"/>
          <table:table-cell table:style-name="ce251"/>
          <table:table-cell table:style-name="ce251"/>
          <table:table-cell table:style-name="ce274"/>
          <table:table-cell table:style-name="ce274"/>
          <table:table-cell table:style-name="ce251"/>
          <table:table-cell table:style-name="ce301"/>
          <table:table-cell table:style-name="ce310"/>
          <table:table-cell table:style-name="ce310"/>
          <table:table-cell table:style-name="ce301"/>
          <table:table-cell table:style-name="ce301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5"/>
          <table:table-cell table:style-name="ce135"/>
          <table:table-cell table:style-name="ce136"/>
          <table:table-cell table:style-name="ce135"/>
          <table:table-cell table:style-name="ce275"/>
          <table:table-cell table:style-name="ce281"/>
          <table:table-cell table:style-name="ce274"/>
          <table:table-cell table:style-name="ce291"/>
          <table:table-cell table:style-name="ce136"/>
          <table:table-cell table:style-name="ce281"/>
          <table:table-cell table:style-name="ce310"/>
          <table:table-cell table:style-name="ce310"/>
          <table:table-cell table:style-name="ce281"/>
          <table:table-cell table:style-name="ce281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6"/>
          <table:table-cell table:style-name="ce136"/>
          <table:table-cell table:style-name="ce136"/>
          <table:table-cell table:style-name="ce136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275"/>
          <table:table-cell table:style-name="ce310"/>
          <table:table-cell table:style-name="ce310"/>
          <table:table-cell table:style-name="ce275"/>
          <table:table-cell table:style-name="ce275"/>
          <table:table-cell table:style-name="ce320"/>
          <table:table-cell table:style-name="ce320"/>
          <table:table-cell table:style-name="ce320"/>
          <table:table-cell table:style-name="ce320"/>
          <table:table-cell table:style-name="ce326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40"/>
          <table:table-cell table:style-name="ce252"/>
          <table:table-cell table:style-name="ce264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3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7"/>
          <table:table-cell table:style-name="ce236"/>
          <table:table-cell table:style-name="ce252"/>
          <table:table-cell table:style-name="ce263"/>
          <table:table-cell table:style-name="ce276"/>
          <table:table-cell table:style-name="ce273"/>
          <table:table-cell table:style-name="ce282"/>
          <table:table-cell table:style-name="ce282"/>
          <table:table-cell table:style-name="ce293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7"/>
          <table:table-cell table:style-name="ce240"/>
          <table:table-cell table:style-name="ce253"/>
          <table:table-cell table:style-name="ce265"/>
          <table:table-cell table:style-name="ce276"/>
          <table:table-cell table:style-name="ce276"/>
          <table:table-cell table:style-name="ce282"/>
          <table:table-cell table:style-name="ce282"/>
          <table:table-cell table:style-name="ce294"/>
          <table:table-cell table:style-name="ce302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8"/>
          <table:table-cell table:style-name="ce241"/>
          <table:table-cell table:style-name="ce254"/>
          <table:table-cell table:style-name="ce266"/>
          <table:table-cell table:style-name="ce277"/>
          <table:table-cell table:style-name="ce277"/>
          <table:table-cell/>
          <table:table-cell/>
          <table:table-cell table:style-name="ce295"/>
          <table:table-cell table:style-name="ce304"/>
          <table:table-cell table:style-name="ce311"/>
          <table:table-cell table:style-name="ce311"/>
          <table:table-cell table:style-name="ce316"/>
          <table:table-cell table:style-name="ce316"/>
          <table:table-cell table:style-name="ce241"/>
          <table:table-cell table:style-name="ce325"/>
          <table:table-cell table:style-name="ce328"/>
          <table:table-cell table:style-name="ce139"/>
          <table:table-cell table:style-name="ce329"/>
          <table:table-cell table:style-name="ce332"/>
          <table:table-cell table:style-name="ce332"/>
          <table:table-cell table:style-name="ce139"/>
          <table:table-cell table:style-name="ce332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0"/>
          <table:table-cell table:style-name="ce333"/>
          <table:table-cell table:style-name="ce333"/>
          <table:table-cell table:style-name="ce139"/>
          <table:table-cell table:style-name="ce333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56"/>
          <table:table-cell/>
          <table:table-cell/>
          <table:table-cell table:style-name="ce293"/>
          <table:table-cell table:style-name="ce302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56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6"/>
          <table:table-cell table:style-name="ce256"/>
          <table:table-cell table:style-name="ce256"/>
          <table:table-cell table:style-name="ce139"/>
          <table:table-cell table:style-name="ce256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7"/>
          <table:table-cell table:style-name="ce273"/>
          <table:table-cell table:style-name="ce273"/>
          <table:table-cell/>
          <table:table-cell/>
          <table:table-cell table:style-name="ce293"/>
          <table:table-cell table:style-name="ce303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6"/>
          <table:table-cell table:style-name="ce263"/>
          <table:table-cell table:style-name="ce273"/>
          <table:table-cell table:style-name="ce273"/>
          <table:table-cell/>
          <table:table-cell/>
          <table:table-cell table:style-name="ce293"/>
          <table:table-cell table:style-name="ce302"/>
          <table:table-cell table:style-name="ce313"/>
          <table:table-cell table:style-name="ce313"/>
          <table:table-cell table:style-name="ce317"/>
          <table:table-cell table:style-name="ce317"/>
          <table:table-cell table:style-name="ce236"/>
          <table:table-cell table:style-name="ce323"/>
          <table:table-cell table:style-name="ce327"/>
          <table:table-cell table:style-name="ce139"/>
          <table:table-cell table:style-name="ce331"/>
          <table:table-cell table:style-name="ce334"/>
          <table:table-cell table:style-name="ce334"/>
          <table:table-cell table:style-name="ce139"/>
          <table:table-cell table:style-name="ce334"/>
          <table:table-cell table:style-name="ce139"/>
          <table:table-cell/>
        </table:table-row>
        <table:table-row table:style-name="ro2">
          <table:table-cell table:style-name="ce137"/>
          <table:table-cell table:style-name="ce236"/>
          <table:table-cell table:style-name="ce255"/>
          <table:table-cell table:style-name="ce267"/>
          <table:table-cell table:style-name="ce273"/>
          <table:table-cell table:style-name="ce255"/>
          <table:table-cell/>
          <table:table-cell/>
          <table:table-cell table:style-name="ce293"/>
          <table:table-cell table:style-name="ce303"/>
          <table:table-cell table:style-name="ce139"/>
          <table:table-cell table:style-name="ce139"/>
          <table:table-cell table:style-name="ce317"/>
          <table:table-cell table:style-name="ce317"/>
          <table:table-cell table:style-name="ce236"/>
          <table:table-cell table:style-name="ce324"/>
          <table:table-cell table:style-name="ce327"/>
          <table:table-cell table:style-name="ce139"/>
          <table:table-cell table:style-name="ce255"/>
          <table:table-cell table:style-name="ce255"/>
          <table:table-cell table:style-name="ce255"/>
          <table:table-cell table:style-name="ce139"/>
          <table:table-cell table:style-name="ce255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139"/>
          <table:table-cell table:style-name="ce139"/>
          <table:table-cell table:style-name="ce257"/>
          <table:table-cell table:style-name="ce139"/>
          <table:table-cell table:style-name="ce139"/>
          <table:table-cell table:style-name="ce139"/>
          <table:table-cell/>
          <table:table-cell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 table:style-name="ce139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 table:style-name="ce259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3-19T20:18:30.315666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